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Liberation Serif" style:font-name-asian="Liberation Serif" style:font-name-complex="Liberation Serif" style:use-window-font-color="true" fo:language="pt" fo:country="BR"/>
    </style:style>
    <style:style style:name="P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" style:parent-style-name="Standard" style:family="paragraph">
      <style:text-properties style:font-name-asian="Calibri" style:font-name-complex="Calibri" style:use-window-font-color="true" fo:font-size="11pt" style:font-size-asian="11pt" fo:language="pt" fo:country="BR"/>
    </style:style>
    <style:style style:name="P4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T5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T6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P7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8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9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10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T11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12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P13" style:parent-style-name="Standard" style:family="paragraph">
      <style:text-properties style:font-name-asian="Calibri" style:font-name-complex="Calibri" style:use-window-font-color="true" fo:font-size="11pt" style:font-size-asian="11pt" fo:language="pt" fo:country="BR"/>
    </style:style>
    <style:style style:name="P14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5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6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T18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T19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P20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1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2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3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T24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25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T26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P2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9" style:parent-style-name="Standard" style:family="paragraph">
      <style:text-properties style:font-name-asian="Calibri" style:font-name-complex="Calibri" style:use-window-font-color="true" fo:font-size="11pt" style:font-size-asian="11pt" fo:language="pt" fo:country="BR"/>
    </style:style>
    <style:style style:name="P3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T32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T33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P34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T35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36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T37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P3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9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T44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T45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P46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T47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48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T49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P5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5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52" style:parent-style-name="Standard" style:family="paragraph">
      <style:text-properties style:font-name-asian="Calibri" style:font-name-complex="Calibri" style:use-window-font-color="true" fo:font-size="11pt" style:font-size-asian="11pt" fo:language="pt" fo:country="BR"/>
    </style:style>
    <style:style style:name="P5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T54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T55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P56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57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58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59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60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61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62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T63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64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T65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P66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6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6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69" style:parent-style-name="Standard" style:family="paragraph">
      <style:text-properties style:font-name-asian="Calibri" style:font-name-complex="Calibri" style:use-window-font-color="true" fo:font-size="11pt" style:font-size-asian="11pt" fo:language="pt" fo:country="BR"/>
    </style:style>
    <style:style style:name="P7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T71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T72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P73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74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75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76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77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78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79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T80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81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P8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8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84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85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86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8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8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89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T90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T91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P92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93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94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95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96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97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98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99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T100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101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P10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0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04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05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06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T107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T108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P109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110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111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T112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113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T114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P115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16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1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1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19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2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2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2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2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24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25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26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2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2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T129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T130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P131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132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133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134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135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136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T137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138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T139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P14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4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4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4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44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45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T146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T147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P148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149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T150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151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P15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5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54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55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56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5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5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59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6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6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6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6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64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65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66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6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6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69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T170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T171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P172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173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174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T175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176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P17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7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79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8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8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T182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T183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P184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185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T186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187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P18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89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9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9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9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T193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T194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P195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T196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197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P19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199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0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0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0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0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04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05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06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0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0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09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1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1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1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1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14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15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16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1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1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19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2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2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2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T223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T224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T225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T226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T227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228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229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230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231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232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233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234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235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236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237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238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239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T240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P241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4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4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44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45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46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47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48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49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50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51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52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53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54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55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56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57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58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59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60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6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6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6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64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65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66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6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6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69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7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7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72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73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74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75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76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7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7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79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8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8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8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8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84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85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86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8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8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89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9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9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9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9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94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95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96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9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9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299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0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0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0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0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04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05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06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0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0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09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10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11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12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13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14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15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16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1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1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19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2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2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2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2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24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25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26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27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28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29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30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3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3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33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34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35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36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37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3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39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4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4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4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4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44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45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46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47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4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49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5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5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5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5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54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55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56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5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5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59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6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6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6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6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64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65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66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6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6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69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7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7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7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7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74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75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76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7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7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79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8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81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82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8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84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85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86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8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88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89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9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9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9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9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94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95" style:parent-style-name="Standard" style:family="paragraph">
      <style:paragraph-properties fo:text-indent="0.4916in"/>
      <style:text-properties style:font-name="Liberation Serif" style:font-name-asian="Liberation Serif" style:font-name-complex="Liberation Serif" style:use-window-font-color="true" fo:language="pt" fo:country="BR"/>
    </style:style>
    <style:style style:name="P396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9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9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399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0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0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0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0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04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05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06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0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08" style:parent-style-name="Standard" style:family="paragraph">
      <style:paragraph-properties fo:margin-left="0.4916in">
        <style:tab-stops/>
      </style:paragraph-properties>
      <style:text-properties style:font-name="Liberation Serif" style:font-name-asian="Liberation Serif" style:font-name-complex="Liberation Serif" style:use-window-font-color="true" fo:language="pt" fo:country="BR"/>
    </style:style>
    <style:style style:name="P409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1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1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1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1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T414" style:parent-style-name="DefaultParagraphFont" style:family="text">
      <style:text-properties style:font-name="Liberation Serif" style:font-name-asian="Liberation Serif" style:font-name-complex="Liberation Serif" style:use-window-font-color="true" fo:language="pt" fo:country="BR"/>
    </style:style>
    <style:style style:name="T415" style:parent-style-name="DefaultParagraphFont" style:family="text">
      <style:text-properties style:font-name="Liberation Serif" style:font-name-asian="Liberation Serif" style:font-name-complex="Liberation Serif" style:use-window-font-color="true"/>
    </style:style>
    <style:style style:name="P416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41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1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19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2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2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2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23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24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25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26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27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28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29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30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31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32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  <style:style style:name="P433" style:parent-style-name="Standard" style:family="paragraph">
      <style:paragraph-properties fo:break-before="page"/>
      <style:text-properties style:font-name="Liberation Serif" style:font-name-asian="Liberation Serif" style:font-name-complex="Liberation Serif" style:use-window-font-color="true" fo:language="pt" fo:country="BR"/>
    </style:style>
    <style:style style:name="P434" style:parent-style-name="Standard" style:family="paragraph">
      <style:text-properties style:font-name="Liberation Serif" style:font-name-asian="Liberation Serif" style:font-name-complex="Liberation Serif" style:use-window-font-color="true" fo:language="pt" fo:country="BR"/>
    </style:style>
  </office:automatic-styles>
  <office:body>
    <office:text text:use-soft-page-breaks="true">
      <text:p text:style-name="P1">4. Modelo Fisico</text:p>
      <text:p text:style-name="P2">4.1 Scripts SQL</text:p>
      <text:p text:style-name="P3"/>
      <text:p text:style-name="P4">Criando relação Pessoa</text:p>
      <text:p text:style-name="Standard"><text:span text:style-name="T5"><text:tab/></text:span><text:span text:style-name="T6">CREATE TABLE Pessoa(</text:span></text:p>
      <text:p text:style-name="P7"><text:tab/>cpf VARCHAR(20),</text:p>
      <text:p text:style-name="P8"><text:tab/>nome VARCHAR(100) NOT NULL,</text:p>
      <text:p text:style-name="P9"><text:tab/>telefone VARCHAR(20) NOT NULL,</text:p>
      <text:p text:style-name="P10"><text:tab/>CONSTRAINT PKPessoa PRIMARY KEY(cpf)</text:p>
      <text:p text:style-name="Standard"><text:span text:style-name="T11"><text:tab/></text:span><text:span text:style-name="T12">);</text:span></text:p>
      <text:p text:style-name="P13"/>
      <text:p text:style-name="P14">Criando a relação Funcionario</text:p>
      <text:p text:style-name="P15"><text:tab/>CREATE TABLE Funcionario(</text:p>
      <text:p text:style-name="P16"><text:tab/>cpfPessoa VARCHAR(20),</text:p>
      <text:p text:style-name="P17"><text:tab/>cargo VARCHAR(20) NOT NULL,</text:p>
      <text:p text:style-name="Standard"><text:span text:style-name="T18"><text:tab/></text:span><text:span text:style-name="T19">dataAdmissao DATE NOT NULL,</text:span></text:p>
      <text:p text:style-name="P20"><text:tab/>rua VARCHAR(100) NOT NULL,</text:p>
      <text:p text:style-name="P21"><text:tab/>bairro VARCHAR(100) NOT NULL,</text:p>
      <text:p text:style-name="P22"><text:tab/>cidade VARCHAR(100) NOT NULL,</text:p>
      <text:p text:style-name="P23"><text:tab/>status VARCHAR(20) NOT NULL,</text:p>
      <text:p text:style-name="Standard"><text:span text:style-name="T24"><text:tab/></text:span><text:span text:style-name="T25">CONSTRAINT<text:s/></text:span><text:span text:style-name="T26">PKFuncionario PRIMARY KEY (cpfPessoa),</text:span></text:p>
      <text:p text:style-name="P27"><text:tab/>CONSTRAINT FKFuncionario FOREIGN KEY(cpfPessoa) REFERENCES Pessoa(CPF),</text:p>
      <text:p text:style-name="P28"><text:tab/>);</text:p>
      <text:p text:style-name="P29"/>
      <text:p text:style-name="P30">Criando a relação Cliente</text:p>
      <text:p text:style-name="P31"><text:tab/>CREATE TABLE Cliente(</text:p>
      <text:p text:style-name="Standard"><text:span text:style-name="T32"><text:tab/></text:span><text:span text:style-name="T33">CPFPessoa VARCHAR(20),</text:span></text:p>
      <text:p text:style-name="P34"><text:tab/>Email VARCHAR(100) NOT NULL UNIQUE,</text:p>
      <text:p text:style-name="Standard"><text:span text:style-name="T35"><text:tab/></text:span><text:span text:style-name="T36">CONSTRAINT<text:s/></text:span><text:span text:style-name="T37">PKCliente PRIMARY KEY(CPFPessoa),</text:span></text:p>
      <text:p text:style-name="P38"><text:tab/>CONSTRAINT FKCliente FOREIGN KEY(CPFPessoa) REFERENCES Pessoa(CPF)</text:p>
      <text:p text:style-name="P39"><text:tab/>);</text:p>
      <text:p text:style-name="P40"/>
      <text:p text:style-name="P41">Criando a relação Despesa</text:p>
      <text:p text:style-name="P42"><text:tab/>CREATE TABLE Despesa(</text:p>
      <text:p text:style-name="P43"><text:tab/>CodDespesa SERIAL,</text:p>
      <text:p text:style-name="Standard"><text:span text:style-name="T44"><text:tab/></text:span><text:span text:style-name="T45">Valor REAL NOT NULL,</text:span></text:p>
      <text:p text:style-name="P46"><text:tab/>Data DATE NOT NULL,</text:p>
      <text:p text:style-name="Standard"><text:span text:style-name="T47"><text:tab/></text:span><text:span text:style-name="T48">CONSTRAINT PKDespesa PRIMARY KEY(Cod</text:span><text:span text:style-name="T49">Despesa),</text:span></text:p>
      <text:p text:style-name="P50"><text:tab/>CONSTRAINT DespPositiva CHECK(Valor&gt;0)</text:p>
      <text:p text:style-name="P51"><text:tab/>);</text:p>
      <text:p text:style-name="P52"/>
      <text:p text:style-name="P53">Criando a relação Salario</text:p>
      <text:p text:style-name="Standard"><text:span text:style-name="T54"><text:tab/></text:span><text:span text:style-name="T55">CREATE TABLE Salario(</text:span></text:p>
      <text:p text:style-name="P56"><text:tab/>CodSalario SERIAL,</text:p>
      <text:p text:style-name="P57"><text:tab/>Valor REAL NOT NULL,</text:p>
      <text:p text:style-name="P58"><text:tab/>Data DATE NOT NULL,</text:p>
      <text:p text:style-name="P59"><text:tab/>Funcionario VARCHAR(20) NOT NULL,</text:p>
      <text:p text:style-name="P60"><text:tab/>Hora TIMESTAMP NOT NULL,</text:p>
      <text:p text:style-name="P61"><text:tab/>CodDespesa INT NOT<text:s/>NULL,</text:p>
      <text:p text:style-name="P62"><text:tab/>CONSTRAINT PKSalario PRIMARY KEY(CodSalario),</text:p>
      <text:p text:style-name="Standard"><text:span text:style-name="T63"><text:tab/></text:span><text:span text:style-name="T64">CONSTRAINT FK1Despesa FOREIGN KEY(CodDespesa) REFERENCES<text:s/></text:span><text:span text:style-name="T65"><text:tab/>Despesa(CodDespesa)</text:span></text:p>
      <text:soft-page-break/>
      <text:p text:style-name="P66"><text:tab/>CONSTRAINT FK2Despesa FOREIGN KEY(Funcionario) REFERENCES<text:s/><text:tab/>Funcionario(CPFPessoa)</text:p>
      <text:p text:style-name="P67"><text:tab/>CONSTRAINT SalPositivo<text:s/>CHECK(Valor&gt;0)</text:p>
      <text:p text:style-name="P68"><text:tab/>);</text:p>
      <text:p text:style-name="P69"/>
      <text:p text:style-name="P70">Criando a relação Fornecedor</text:p>
      <text:p text:style-name="Standard"><text:span text:style-name="T71"><text:tab/></text:span><text:span text:style-name="T72">CREATE TABLE Fornecedor(</text:span></text:p>
      <text:p text:style-name="P73"><text:tab/>CNPJ VARCHAR(20),</text:p>
      <text:p text:style-name="P74"><text:tab/>Nome VARCHAR(100) NOT NULL,</text:p>
      <text:p text:style-name="P75"><text:tab/>Telefone VARCHAR(20) NOT NULL,</text:p>
      <text:p text:style-name="P76"><text:tab/>Cidade VARCHAR(50) NOT NULL,</text:p>
      <text:p text:style-name="P77"><text:tab/>Rua VARCHAR(100) NOT NULL,</text:p>
      <text:p text:style-name="P78"><text:tab/>Bairro VARCHAR(100) NOT NULL,</text:p>
      <text:p text:style-name="P79"><text:tab/>CONSTRAINT<text:s/>PKFornecedor PRIMARY KEY(CNPJ),</text:p>
      <text:p text:style-name="Standard"><text:span text:style-name="T80"><text:tab/></text:span><text:span text:style-name="T81">);</text:span></text:p>
      <text:p text:style-name="P82"/>
      <text:p text:style-name="P83"/>
      <text:p text:style-name="P84"/>
      <text:p text:style-name="P85"/>
      <text:p text:style-name="P86">Criando a relação Compra</text:p>
      <text:p text:style-name="P87"><text:tab/>CREATE TABLE Compra(</text:p>
      <text:p text:style-name="P88"><text:tab/>CodCompra SERIAL,</text:p>
      <text:p text:style-name="P89"><text:tab/>Valor REAL NOT NULL,</text:p>
      <text:p text:style-name="Standard"><text:span text:style-name="T90"><text:tab/></text:span><text:span text:style-name="T91">Quantidade INT NOT NULL,</text:span></text:p>
      <text:p text:style-name="P92"><text:tab/>Data DATE NOT NULL,</text:p>
      <text:p text:style-name="P93"><text:tab/>Fornecedor VARCHAR(20) NOT NULL,</text:p>
      <text:p text:style-name="P94"><text:tab/>Hora TIMESTAMP NOT NULL,</text:p>
      <text:p text:style-name="P95"><text:tab/>CodDespesa INT NOT NULL,</text:p>
      <text:p text:style-name="P96"><text:tab/>CONSTRAINT PKCompra PRIMARY KEY <text:s/>PRIMARY KEY(CodCompra),</text:p>
      <text:p text:style-name="P97"><text:tab/>CONSTRAINT FK1Compra FOREIGN KEY(Fornecedor) REFERENCES<text:s/><text:tab/>Fornecedor(CNPJ),</text:p>
      <text:p text:style-name="P98"><text:tab/>CONSTRAINT FK2Compra FOREIGN KEY(CodDespesa) REFERENCES<text:s/><text:tab/>Despesa(CodDespesa),</text:p>
      <text:p text:style-name="P99"><text:tab/>CONSTRAINT<text:s/>CompraPositiva CHECK(Valor&gt;0)</text:p>
      <text:p text:style-name="Standard"><text:span text:style-name="T100"><text:tab/></text:span><text:span text:style-name="T101">);</text:span></text:p>
      <text:p text:style-name="P102"/>
      <text:p text:style-name="P103">Criando a relação Produto</text:p>
      <text:p text:style-name="P104"><text:tab/>CREATE TABLE Produto(</text:p>
      <text:p text:style-name="P105"><text:tab/>Codigo SERIAL,</text:p>
      <text:p text:style-name="P106"><text:tab/>Tamanho VARCHAR(2) NOT NULL,</text:p>
      <text:p text:style-name="Standard"><text:span text:style-name="T107"><text:tab/></text:span><text:span text:style-name="T108">Status VARCHAR(12) NOT NULL,</text:span></text:p>
      <text:p text:style-name="P109"><text:tab/>Nome VARCHAR(20) NOT NULL,</text:p>
      <text:p text:style-name="P110"><text:tab/>Preço REAL NOT NULL,</text:p>
      <text:p text:style-name="P111"><text:tab/>CONSTRAINT PKProduto PRIMARY KEY (Codigo),</text:p>
      <text:p text:style-name="Standard"><text:span text:style-name="T112"><text:tab/></text:span><text:span text:style-name="T113">C</text:span><text:span text:style-name="T114">ONSTRAINT PrecoPositivo CHECK(Preçor&gt;0)</text:span></text:p>
      <text:p text:style-name="P115"><text:tab/>);</text:p>
      <text:p text:style-name="P116"/>
      <text:p text:style-name="P117">Criando a relação CompraProduto</text:p>
      <text:p text:style-name="P118"><text:tab/>CREATE TABLE CompraProduto(</text:p>
      <text:p text:style-name="P119"><text:tab/>CodProduto INT,</text:p>
      <text:p text:style-name="P120"><text:tab/>CodCompra INT,</text:p>
      <text:p text:style-name="P121"><text:tab/>CONSTRAINT PKCompraProduto PRIMARY KEY(CodProduto, CodCompra),</text:p>
      <text:soft-page-break/>
      <text:p text:style-name="P122"><text:tab/>CONSTRAINT FK1CompraProduto FOREIGN KEY(CodProduto)<text:s/>REFERENCES<text:s/><text:tab/>Produto(Codigo),</text:p>
      <text:p text:style-name="P123"><text:tab/>CONSTRAINT FK2CompraProduto FOREIGN KEY(CodCompra) REFERENCES<text:s/><text:tab/>Compra(CodCompra)</text:p>
      <text:p text:style-name="P124"><text:tab/>);</text:p>
      <text:p text:style-name="P125"/>
      <text:p text:style-name="P126"/>
      <text:p text:style-name="P127">Criando a relação Venda</text:p>
      <text:p text:style-name="P128"><text:tab/>CREATE TABLE Venda(</text:p>
      <text:p text:style-name="Standard"><text:span text:style-name="T129"><text:tab/></text:span><text:span text:style-name="T130">CodVenda SERIAL,</text:span></text:p>
      <text:p text:style-name="P131"><text:tab/>Data DATE NOT NULL,</text:p>
      <text:p text:style-name="P132"><text:tab/>Hora TIMESTAMP NOT NULL,</text:p>
      <text:p text:style-name="P133"><text:tab/>Total REAL NOT NULL,</text:p>
      <text:p text:style-name="P134"><text:tab/>Funcionario VARCHAR(20) NOT NULL,</text:p>
      <text:p text:style-name="P135"><text:tab/>Cliente VARCHAR(20) NOT NULL,</text:p>
      <text:p text:style-name="P136"><text:tab/>CONSTRAINT PKVenda PRIMARY KEY(CodVenda),</text:p>
      <text:p text:style-name="Standard"><text:span text:style-name="T137"><text:tab/></text:span><text:span text:style-name="T138">CONSTRAINT FKVenda1 FOREIGN KEY(Funcionario) REFERENCES<text:s/></text:span><text:span text:style-name="T139"><text:tab/>Funcionario(CPFPessoa),</text:span></text:p>
      <text:p text:style-name="P140"><text:tab/>CONSTRAINT FKVenda2 FOREIGN KEY(Cliente) REFERENCES<text:s/><text:tab/>Cliente(CPFPessoa)</text:p>
      <text:p text:style-name="P141"><text:tab/>);</text:p>
      <text:p text:style-name="P142"/>
      <text:p text:style-name="P143">Criando a relação VendaProduto</text:p>
      <text:p text:style-name="P144"><text:tab/>CREATE TABLE VendaProduto(</text:p>
      <text:p text:style-name="P145"><text:tab/>CodProduto INT,</text:p>
      <text:p text:style-name="Standard"><text:span text:style-name="T146"><text:tab/></text:span><text:span text:style-name="T147">CodVenda INT,</text:span></text:p>
      <text:p text:style-name="P148"><text:tab/>Quantidade INT NOT NULL,</text:p>
      <text:p text:style-name="P149"><text:tab/>PrecoUnitario REAL NOT NULL,</text:p>
      <text:p text:style-name="Standard"><text:span text:style-name="T150"><text:tab/></text:span><text:span text:style-name="T151">CONSTRAINT PKVendaProduto PRIMARY KEY(CodProduto, CodVenda),</text:span></text:p>
      <text:p text:style-name="P152"><text:tab/>CONSTRAINT FK1VendaProduto FOREIGN<text:s/>KEY(CodProduto) REFERENCES<text:s/><text:tab/>Produto(Codigo),</text:p>
      <text:p text:style-name="P153"><text:tab/>CONSTRAINT FK2VendaProduto FOREIGN KEY(CodCompra) REFERENCES<text:s/><text:tab/>Venda(CodVenda)</text:p>
      <text:p text:style-name="P154"><text:tab/>);</text:p>
      <text:p text:style-name="P155"/>
      <text:p text:style-name="P156"/>
      <text:p text:style-name="P157">Criando a relação VendaProduto</text:p>
      <text:p text:style-name="P158"><text:tab/>CREATE TABLE Produto(</text:p>
      <text:p text:style-name="P159"><text:tab/>CodProduto INT,</text:p>
      <text:p text:style-name="P160"><text:tab/>CodVenda INT,</text:p>
      <text:p text:style-name="P161"><text:tab/>Quantidade INT NOT NULL,</text:p>
      <text:p text:style-name="P162"><text:tab/>PrecoUnitario REAL NOT NULL,</text:p>
      <text:p text:style-name="P163"><text:tab/>CONSTRAINT PKVendaProduto PRIMARY KEY (CodProduto, CodVenda),</text:p>
      <text:p text:style-name="P164"><text:tab/>CONSTRAINT FK1VendaProduto FOREIGN KEY(CodProduto) REFERENCES<text:s/><text:tab/>Produto(Codigo),</text:p>
      <text:p text:style-name="P165"><text:tab/>CONSTRAINT FK2VendaProduto FOREIGN KEY(CodVenda) REFERENCES<text:s/><text:tab/>Venda(CodVenda)</text:p>
      <text:p text:style-name="P166"><text:tab/>);</text:p>
      <text:p text:style-name="P167"/>
      <text:p text:style-name="P168">Criando a relação Entrada</text:p>
      <text:p text:style-name="P169"><text:tab/>CREATE TABLE Entrada(</text:p>
      <text:p text:style-name="Standard"><text:span text:style-name="T170"><text:tab/></text:span><text:span text:style-name="T171">CodEntrada SERIAL,</text:span></text:p>
      <text:soft-page-break/>
      <text:p text:style-name="P172"><text:tab/>CodVenda INT NOT NULL,</text:p>
      <text:p text:style-name="P173"><text:tab/>Valor REAL NOT NULL,</text:p>
      <text:p text:style-name="P174"><text:tab/>Data DATE NOT NULL,</text:p>
      <text:p text:style-name="Standard"><text:span text:style-name="T175"><text:tab/></text:span><text:span text:style-name="T176">CONSTRAINT PKEntrada PRIMARY KEY (CodEntrada),</text:span></text:p>
      <text:p text:style-name="P177"><text:tab/>FOREIGN KEY(CodVenda) REFERENCES Venda(CodVenda)</text:p>
      <text:p text:style-name="P178"><text:tab/>CONSTRAINT<text:s/>EntradaPositiva CHECK(Valor&gt;0)</text:p>
      <text:p text:style-name="P179"><text:tab/>);</text:p>
      <text:p text:style-name="P180"/>
      <text:p text:style-name="P181">Criando a relação CartaoCredito</text:p>
      <text:p text:style-name="Standard"><text:span text:style-name="T182"><text:tab/></text:span><text:span text:style-name="T183">CREATE TABLE CartaoCredito(</text:span></text:p>
      <text:p text:style-name="P184"><text:tab/>Numero INT,</text:p>
      <text:p text:style-name="P185"><text:tab/>Bandeira INT NOT NULL,</text:p>
      <text:p text:style-name="Standard"><text:span text:style-name="T186"><text:tab/></text:span><text:span text:style-name="T187">CONSTRAINT PKCartaoCredito PRIMARY KEY(Numero)</text:span></text:p>
      <text:p text:style-name="P188"><text:tab/>);</text:p>
      <text:p text:style-name="P189"/>
      <text:p text:style-name="P190">Criando a relação VendaCartao</text:p>
      <text:p text:style-name="P191"><text:tab/>CREATE TABLE VendaCartao(</text:p>
      <text:p text:style-name="P192"><text:tab/>NumCartao INT,</text:p>
      <text:p text:style-name="Standard"><text:span text:style-name="T193"><text:tab/></text:span><text:span text:style-name="T194">CodVenda INT NOT NULL,</text:span></text:p>
      <text:p text:style-name="P195"><text:tab/>NumParcelas INT NOT NULL,</text:p>
      <text:p text:style-name="Standard"><text:span text:style-name="T196"><text:tab/></text:span><text:span text:style-name="T197">CONSTRAINT PKVendaCartao PRIMARY KEY(NumCartao),</text:span></text:p>
      <text:p text:style-name="P198"><text:tab/>CONSTRAINT FKVendaCartao1 FOREIGN KEY(NumCartao) REFERENCES<text:s/><text:tab/>CartaoCredito(Numero),</text:p>
      <text:p text:style-name="P199"><text:tab/>CONSTRAINT FKVendaCartao2 FOREIGN KEY(CodVenda)<text:s/>REFERENCES<text:s/><text:tab/>Venda(CodVenda)</text:p>
      <text:p text:style-name="P200"><text:tab/>);</text:p>
      <text:p text:style-name="P201"/>
      <text:p text:style-name="P202"/>
      <text:p text:style-name="P203">Povoando a relação Pessoa</text:p>
      <text:p text:style-name="P204">INSERT INTO Pessoa VALUES(‘154.288.064-51’, ‘Teofanes Ferreira’,’99123456)’;</text:p>
      <text:p text:style-name="P205">INSERT INTO Pessoa VALUES(‘358.947.104-21’, ‘Milena Carvalho’,’98752374’;</text:p>
      <text:p text:style-name="P206">INSERT INTO Pessoa VALUES(‘354.514.294-99’, ‘Manoel de Sousa’,’93098725)’;</text:p>
      <text:p text:style-name="P207">INSERT INTO Pessoa VALUES(‘734.042.214-51’, ‘Amanda Ferreira’,’93827460)’;</text:p>
      <text:p text:style-name="P208">INSERT INTO Pessoa VALUES(‘559.629.914-60’, ‘Maria das Graças’,’99097162)’;</text:p>
      <text:p text:style-name="P209">INSERT INTO Pessoa VALUES(‘695.997.444-54’, ‘Antonia Lins’,’98152674)’;</text:p>
      <text:p text:style-name="P210">INSERT INTO Pessoa VALUES(‘690.418.134-62’, ‘Eduardo Martins’,’99523850)’;</text:p>
      <text:p text:style-name="P211">INSERT INTO Pessoa VALUES(‘846.101.944-06’, ‘Ana Isabel dos Santos’,’99825556)’;</text:p>
      <text:p text:style-name="P212">INSERT INTO Pessoa VALUES(‘146.287.484-38’, ‘Junior da Silva’,’99123499)’;</text:p>
      <text:p text:style-name="P213">INSERT INTO Pessoa VALUES(‘819.174.014-18’, ‘Ricardo Costa’,’99553400)’;</text:p>
      <text:p text:style-name="P214"/>
      <text:p text:style-name="P215">Povoando a relação Funcionario</text:p>
      <text:p text:style-name="P216">INSERT INTO Funcionario VALUES(‘846.101.944-06’,’Caixa’,’10/11/2017’,’Efetivo’,’JD Oasis’,’Jose Lira de Menezes’,’Cajazeiras’);</text:p>
      <text:p text:style-name="P217">INSERT INTO Funcionario VALUES(‘146.287.484-38’,<text:s/>‘Vendedor’, ’05/07/2017’, ’Efetivo’, ’Centro’, ’Bonifácio Moura’, ’Cajazeiras’);</text:p>
      <text:p text:style-name="P218">INSERT INTO Funcionario VALUES(‘690.418.134-62’, ’Faxineiro’, ’01/12/2017’, ’Efetivo’, ’Centro’, ’13 de Maio’, ’Cajazeiras’);</text:p>
      <text:p text:style-name="P219">INSERT INTO Funcionario VALUES(‘358.947.104-21’,<text:s/>’Vendedor’, ’11/08/2017’, ’Efetivo’, ’Centro’, ’Bonifácio Moura’, ’Cajazeiras’);</text:p>
      <text:p text:style-name="P220">INSERT INTO Funcionario VALUES(‘559.629.914-60’, ’Marketing’, ’05/08/2018’, ’Efetivo’, ’Centro’, ’Bonifácio Moura’, ’Cajazeiras’);</text:p>
      <text:p text:style-name="P221"/>
      <text:soft-page-break/>
      <text:p text:style-name="P222">Povoando a relação Cliente</text:p>
      <text:p text:style-name="Standard"><text:span text:style-name="T223">INSERT INTO Cli</text:span><text:span text:style-name="T224">ente VALUES(‘154.288.064-51’, ’</text:span><text:a xlink:href="mailto:teofanesferreira@hotmail.com" office:target-frame-name="_top" xlink:show="replace"><text:span text:style-name="T225">teofanesferreira@hotmail.com</text:span></text:a><text:span text:style-name="T226">’);</text:span></text:p>
      <text:p text:style-name="Standard"><text:span text:style-name="T227">INSERT INTO Cliente VALUES(‘354.514.294-99’, ’manoeldesousa</text:span><text:a xlink:href="mailto:teofanesferreira@hotmail.com" office:target-frame-name="_top" xlink:show="replace"><text:span text:style-name="T228">@hotmail.com</text:span></text:a><text:span text:style-name="T229">’);</text:span></text:p>
      <text:p text:style-name="Standard"><text:span text:style-name="T230">INSERT INTO<text:s/></text:span><text:span text:style-name="T231">Cliente VALUES(‘734.042.214-51’, ’amandaferrreira</text:span><text:a xlink:href="mailto:teofanesferreira@hotmail.com" office:target-frame-name="_top" xlink:show="replace"><text:span text:style-name="T232">@hotmail.com</text:span></text:a><text:span text:style-name="T233">’);</text:span></text:p>
      <text:p text:style-name="Standard"><text:span text:style-name="T234">INSERT INTO Cliente VALUES(‘695.997.444-54’, ’antonialins</text:span><text:a xlink:href="mailto:teofanesferreira@hotmail.com" office:target-frame-name="_top" xlink:show="replace"><text:span text:style-name="T235">@hotmail.com</text:span></text:a><text:span text:style-name="T236">’);</text:span></text:p>
      <text:p text:style-name="Standard"><text:span text:style-name="T237">INSERT INTO<text:s/></text:span><text:span text:style-name="T238">Cliente VALUES(‘819.174.014-18’, ’</text:span><text:a xlink:href="mailto:ricardo123@hotmail.com" office:target-frame-name="_top" xlink:show="replace"><text:span text:style-name="T239">ricardo123@hotmail.com</text:span></text:a><text:span text:style-name="T240">’);</text:span></text:p>
      <text:p text:style-name="P241"/>
      <text:p text:style-name="P242">Povoando a relação Despesa</text:p>
      <text:p text:style-name="P243">INSERT INTO Despesa VALUES(‘100’, ‘954.00’, ‘15/12/2017’);</text:p>
      <text:p text:style-name="P244">INSERT INTO Despesa VALUES(‘101’, ‘1050.00’,<text:s/>‘15/08/2017’);</text:p>
      <text:p text:style-name="P245">INSERT INTO Despesa VALUES(‘102’, ‘954.00’, ‘15/01/2018’);</text:p>
      <text:p text:style-name="P246">INSERT INTO Despesa VALUES(‘103’, ‘1200.50’, ‘15/09/2017’);</text:p>
      <text:p text:style-name="P247">INSERT INTO Despesa VALUES(‘104’, ‘1500.50’, ‘15/08/2018’);</text:p>
      <text:p text:style-name="P248">INSERT INTO Despesa VALUES(‘105’, ‘2500.00’,<text:s/>‘10/11/2017’);</text:p>
      <text:p text:style-name="P249">INSERT INTO Despesa VALUES(‘106’, ‘1300.00’, ‘10/12/2017’);</text:p>
      <text:p text:style-name="P250">INSERT INTO Despesa VALUES(‘107’, ‘600.00’, ‘09/11/2017’);</text:p>
      <text:p text:style-name="P251">INSERT INTO Despesa VALUES(‘108’, ‘100.00’, ‘10/01/2018’);</text:p>
      <text:p text:style-name="P252">INSERT INTO Despesa VALUES(‘109’, ‘700.00’, ‘10/03/2018’);</text:p>
      <text:p text:style-name="P253"/>
      <text:p text:style-name="P254">Povoando a relação Salario</text:p>
      <text:p text:style-name="P255">INSERT INTO Salario VALUES(‘009’, ‘954.00’, ‘559.629.014-60’, ‘06:30:35’, ‘100’);</text:p>
      <text:p text:style-name="P256">INSERT INTO Salario VALUES(‘010’, ‘1050.00’, ‘358.947.104-21’, ‘12:30:00’, ‘101’);</text:p>
      <text:p text:style-name="P257">INSERT INTO Salario VALUES(‘011’, ‘954.00’, ‘690.418.134-62’, ‘09:20:05’, ‘102’);</text:p>
      <text:p text:style-name="P258">INSERT INTO Salario VALUES(‘012’, ‘1200.50’, ‘146.287.484-38’, ‘17:30:00’, ‘103’);</text:p>
      <text:p text:style-name="P259">INSERT INTO Salario VALUES(‘013’, ‘1500.50’, ‘846.101.944-06’, ‘10:29:00, ‘104’);</text:p>
      <text:p text:style-name="P260"/>
      <text:p text:style-name="P261">Povoando a relação Fornecedor</text:p>
      <text:p text:style-name="P262">INSERT INTO Fornecedor VALUES(‘85.296.634/0001-96’, ’Megaduran’, ‘3561-4578’, ‘Sousa’, ‘Rua Vitória Alves da Silva’, ‘Centro’);</text:p>
      <text:p text:style-name="P263">INSERT INTO Fornecedor VALUES(‘64.615.575/0001-00’, ’Indivíduo Clothing’, ‘3531-7788’, ‘Sousa’, ‘Rua Arquimedes Souto Maior’, ‘Fagundes Vieira’);</text:p>
      <text:p text:style-name="P264">INSERT INTO Fornecedor VALUES(‘96.531.803/0001-41’, ’Gata Selvagem’, ‘3531-3456’, ‘Juazeiro’, ‘Rua Barbacena’, ‘Novo Centro’);</text:p>
      <text:p text:style-name="P265">INSERT INTO Fornecedor VALUES(‘59.547.777/0001-13’, ’Geisandre Lingerie’, ‘3561-0978’, ‘João Pessoa’, ‘Rua Doutor João Soares’, ‘Loteamento Ciro Costa’);</text:p>
      <text:p text:style-name="P266">INSERT INTO Fornecedor VALUES(‘74.263.193/0001-00’, ’Medson Clothing’, ‘3531-4554’, ‘João Pessoa’, ‘Popular Senhor Batista’, ‘Cidade Nova’);</text:p>
      <text:p text:style-name="P267">INSERT INTO Fornecedor VALUES(‘51.795.917/0001-60’, ’Havair’, ‘3561-9976’, ‘’Cajazeiras’, ‘Martins Monteiro’, ‘Centro’);</text:p>
      <text:p text:style-name="P268"/>
      <text:p text:style-name="P269"/>
      <text:p text:style-name="P270">Povoando a relação Compra</text:p>
      <text:p text:style-name="P271">INSERT INTO Compra VALUES(‘200’, ‘45’, ‘85.296.634/0001-96’, ‘08:50’, ‘105’);</text:p>
      <text:p text:style-name="P272">INSERT INTO Compra VALUES(‘201’, ‘20’, ‘64.615.575/0001-00’, ‘09:45’, ‘106’);</text:p>
      <text:p text:style-name="P273">INSERT INTO Compra VALUES(‘202’, ‘30’,<text:s/>‘96.531.803/0001-41’, ‘11:20’, ‘107’);</text:p>
      <text:p text:style-name="P274">INSERT INTO Compra VALUES(‘203’, ‘12’, ‘59.547.777/0001-13’, ‘08:23’, ‘108’);</text:p>
      <text:p text:style-name="P275">INSERT INTO Compra VALUES(‘204’, ‘40’, ‘74.263.193/0001-00’, ‘10:34’, ‘109’);</text:p>
      <text:p text:style-name="P276"/>
      <text:p text:style-name="P277">Povoando a relação Produto</text:p>
      <text:p text:style-name="P278">INSERT INTO Produto VALUES(‘1001234’, ‘42’, ‘Disponível’, ‘Calça Skinny em Sarja’, ‘59.90’);</text:p>
      <text:p text:style-name="P279">INSERT INTO Produto VALUES(‘1001235’, ‘M’, ‘Disponível’, ‘Camisa Branca Mullet’, ‘45.50’);</text:p>
      <text:p text:style-name="P280">INSERT INTO Produto VALUES(‘1001236’, ‘GG’, ‘Indisponível’, ‘Camisa Estampada com<text:s/><text:soft-page-break/>Folhagem’, ‘38.90’);</text:p>
      <text:p text:style-name="P281">INSERT INTO Produto VALUES(‘1001237’, ‘G’, ‘Disponível’, ‘Camisa Estampada com Amarração’, ‘55.90’);</text:p>
      <text:p text:style-name="P282">INSERT INTO Produto VALUES(‘1001238’, ‘36’, ‘Disponível’, ‘Calça Mom Jeans’, ‘75.90’);</text:p>
      <text:p text:style-name="P283">INSERT INTO Produto VALUES(‘1001239’, ‘Unico’, ‘Disponível’, ‘Jaqueta<text:s/>de Frio Xadrez’, ‘120.00’);</text:p>
      <text:p text:style-name="P284">INSERT INTO Produto VALUES(‘1001240’, ‘P’, ‘Indisponível’, ‘Cropped Azul Marinho’, ‘35.50’);</text:p>
      <text:p text:style-name="P285">INSERT INTO Produto VALUES(‘1001241’, ‘PP’, ‘Disponível’, ‘Vestido Curto Florido’, ‘65.00’);</text:p>
      <text:p text:style-name="P286">INSERT INTO Produto VALUES(‘1001242’, ‘44’, ‘Disponível’, ‘Bermuda Jeans’, ‘70.50’);</text:p>
      <text:p text:style-name="P287">INSERT INTO Produto VALUES(‘1001243’, ‘M’, ‘Disponível’, ‘Camisa Xadrez’, ‘69.90’);</text:p>
      <text:p text:style-name="P288">INSERT INTO Produto VALUES(‘1001244’, ‘G’, ‘Indisponível’, ‘Camisa The Smiths’, ‘45.50’);</text:p>
      <text:p text:style-name="P289">INSERT INTO Produto<text:s/>VALUES(‘1001245’, ‘P’, ‘Disponível’, ‘Saia Longa Branca’, ‘60.80’);</text:p>
      <text:p text:style-name="P290">INSERT INTO Produto VALUES(‘1001246’, ‘PP’, ‘Disponível’, ‘Camisa Gola V’, ‘60.00’);</text:p>
      <text:p text:style-name="P291">INSERT INTO Produto VALUES(‘1001247’, ‘M’, ‘Disponível’, ‘Bomber Jacket Nasa’, ‘200.00’);</text:p>
      <text:p text:style-name="P292">INSERT INTO Produto VALUES(‘1001248’, ‘GG’, ‘Disponível’, ‘Saia Colegial’, ‘60.00’);</text:p>
      <text:p text:style-name="P293">INSERT INTO Produto VALUES(‘1001249’, ‘Unico’, ‘Disponível’, ‘Bikini Listrado’, ‘59.90’);</text:p>
      <text:p text:style-name="P294">INSERT INTO Produto VALUES(‘1001250’, ‘M’, ‘Disponível’, ‘Blusão Estampado’, ‘80.00’);</text:p>
      <text:p text:style-name="P295">INSERT<text:s/>INTO Produto VALUES(‘1001251’, ‘PP’, ‘Disponível’, ‘Camisa Social Preta’, ‘100.00’);</text:p>
      <text:p text:style-name="P296">INSERT INTO Produto VALUES(‘1001252’, ‘M’, ‘Disponível’, ‘Vestido Longo Preto’, ‘200.00’);</text:p>
      <text:p text:style-name="P297">INSERT INTO Produto VALUES(‘1001253’, ‘36’, ‘Disponível’, ‘Short Cintura Alta’,<text:s/>‘70.60’);</text:p>
      <text:p text:style-name="P298"/>
      <text:p text:style-name="P299"/>
      <text:p text:style-name="P300">Povoando a relação CompraProduto</text:p>
      <text:p text:style-name="P301">INSERT INTO CompraProduto VALUES(‘1001253’, ‘200’, ‘45’, ‘55.00’);</text:p>
      <text:p text:style-name="P302">INSERT INTO CompraProduto VALUES(‘1001252’, ‘201’, ‘20’, ‘170.00’);</text:p>
      <text:p text:style-name="P303">INSERT INTO CompraProduto VALUES(‘1001251’, ‘202’, ‘30’, ‘80.00’);</text:p>
      <text:p text:style-name="P304">INSERT INTO CompraProduto VALUES(‘1001250’, ‘203’, ‘12’, ‘60.00’);</text:p>
      <text:p text:style-name="P305">INSERT INTO CompraProduto VALUES(‘1001249’, ‘204’, ‘40’, ‘40.00’);</text:p>
      <text:p text:style-name="P306"/>
      <text:p text:style-name="P307"/>
      <text:p text:style-name="P308">Povoando a relação Venda</text:p>
      <text:p text:style-name="P309">INSERT INTO Venda VALUES(‘33’, ‘11:09:00’, ‘146.287.484-38’, ‘154.288.064-51’, ‘12’);</text:p>
      <text:p text:style-name="P310">INSERT INTO Venda VALUES(‘34’, ‘09:34:55’, ‘146.287.484-38’, ‘354.514.294-99’, ‘13’);</text:p>
      <text:p text:style-name="P311">INSERT INTO Venda VALUES(‘35’, ‘08:23:40’, ‘146.287.484-38’, ‘734.042.214-51’, ‘14’);</text:p>
      <text:p text:style-name="P312">INSERT INTO Venda VALUES(‘36’, ‘15:02:22’, ‘146.287.484-38’, ‘695.997.444-54’, ‘15’);</text:p>
      <text:p text:style-name="P313">INSERT<text:s/>INTO Venda VALUES(‘37’, ‘17:20:00’, ‘358.947.104-21’, ‘695.997.444-54’, ‘16’);</text:p>
      <text:p text:style-name="P314">INSERT INTO Venda VALUES(‘38’, ‘08:10:12’, ‘358.947.104-21’, ‘819.174.014-18’, ‘17’);</text:p>
      <text:p text:style-name="P315"/>
      <text:p text:style-name="P316">Povoando a relação VendaProduto</text:p>
      <text:p text:style-name="P317">INSERT INTO VendaProduto VALUES(‘1001253’, ‘33’, ‘1’, ‘70.60’);</text:p>
      <text:p text:style-name="P318">INSERT INTO VendaProduto VALUES(‘1001252’, ‘33’, ‘1’, ‘200.00’);</text:p>
      <text:p text:style-name="P319">INSERT INTO VendaProduto VALUES(‘1001251’, ‘34’, ‘1’, ‘100.00’);</text:p>
      <text:p text:style-name="P320">INSERT INTO VendaProduto VALUES(‘1001250’, ‘34’, ‘1’, ‘80.00’);</text:p>
      <text:p text:style-name="P321">INSERT INTO VendaProduto VALUES(‘1001249’, ‘33’, ‘1’, ‘59.90’);</text:p>
      <text:p text:style-name="P322"/>
      <text:p text:style-name="P323">Povoando a relação Entrada</text:p>
      <text:p text:style-name="P324">INSERT INTO Entrada VALUES(‘12’, ‘270.60’, ‘11/08/2018’);</text:p>
      <text:p text:style-name="P325">INSERT INTO Entrada VALUES(‘13’, ‘180.00’, ‘13/08/2018’);</text:p>
      <text:p text:style-name="P326">INSERT INTO Entrada VALUES(‘14’, ‘59.90’, ‘15/08/2018’);</text:p>
      <text:p text:style-name="P327">INSERT INTO Entrada VALUES(‘15’, ‘260.00’, ‘20/08/2018’);</text:p>
      <text:p text:style-name="P328">INSERT INTO Entrada VALUES(‘16’, ‘60.00’, ‘01/09/2018’);</text:p>
      <text:soft-page-break/>
      <text:p text:style-name="P329">INSERT INTO Entrada VALUES(‘17’, ‘60.80’, ‘02/09/2018’);</text:p>
      <text:p text:style-name="P330"/>
      <text:p text:style-name="P331">Povoando a relação CartaoCredito</text:p>
      <text:p text:style-name="P332">INSERT INTO CartaoCredito VALUES(‘5530330246021173’,’Master Card’);</text:p>
      <text:p text:style-name="P333">INSERT INTO<text:s/>CartaoCredito VALUES(‘4312092068980640’, ‘Visa’);</text:p>
      <text:p text:style-name="P334">INSERT INTO CartaoCredito VALUES(‘6363686632535781’, ‘Elo’);</text:p>
      <text:p text:style-name="P335">INSERT INTO CartaoCredito VALUES(‘5518757232660489’, ‘Master Card’);</text:p>
      <text:p text:style-name="P336">INSERT INTO CartaoCredito VALUES(‘4532399086941049’, ‘Visa’);</text:p>
      <text:p text:style-name="P337"/>
      <text:p text:style-name="P338">Povoando a relação VendaCartao</text:p>
      <text:p text:style-name="P339">INSERT INTO VendaCartao VALUES(‘5530330246021173’, ‘33’, ‘3’);</text:p>
      <text:p text:style-name="P340">INSERT INTO VendaCartao VALUES(‘4312092068980640’, ‘34’, ‘2’);</text:p>
      <text:p text:style-name="P341">INSERT INTO VendaCartao VALUES(‘6363686632535781’, ‘35’, ‘2’);</text:p>
      <text:p text:style-name="P342">INSERT INTO VendaCartao VALUES(‘5518757232660489’, ‘36’, ‘2’);</text:p>
      <text:p text:style-name="P343">INSERT INTO VendaCartao VALUES(‘4532399086941049’, ‘37’, ‘2’);</text:p>
      <text:p text:style-name="P344"/>
      <text:p text:style-name="P345">Criando índices</text:p>
      <text:p text:style-name="P346"/>
      <text:p text:style-name="P347">CREATE INDEX cpfindice ON Pessoa(CPF);</text:p>
      <text:p text:style-name="P348">CREATE INDEX cpfFuncionarioIndice ON Funcionario(CPFPessoa);</text:p>
      <text:p text:style-name="P349">CREATE INDEX cpfClienteIndice ON Cliente(CPFPessoa);</text:p>
      <text:p text:style-name="P350">CREATE INDEX codSalarioIndice ON Salario(CodSalario);</text:p>
      <text:p text:style-name="P351">CREATE INDEX cnpjFornecedorIndice ON Fornecedor(CNPJ);</text:p>
      <text:p text:style-name="P352">CREATE INDEX codigoDespesaIndice ON Despesa(CodDespesa);</text:p>
      <text:p text:style-name="P353">CREATE INDEX codigoCompraIndice ON Compra(CodCompra);</text:p>
      <text:p text:style-name="P354">CREATE INDEX codigoProdutoIndice ON Produto(Codigo);</text:p>
      <text:p text:style-name="P355">CREATE INDEX codigoVendaIndice ON Venda(CodVenda);</text:p>
      <text:p text:style-name="P356">CREATE INDEX codigoEntradaIndice ON Entrada(CodEntrada);</text:p>
      <text:p text:style-name="P357">CREATE INDEX numeroCartaoIndice ON CartaoCredito(Numero);</text:p>
      <text:p text:style-name="P358"/>
      <text:p text:style-name="P359">Visões</text:p>
      <text:p text:style-name="P360">1. Essa visão auxilia na recuperação do produto mais comprado a<text:s/>fornecedores.</text:p>
      <text:p text:style-name="P361"/>
      <text:p text:style-name="P362">CREATE VIEW <text:s/>PedidosVisao AS</text:p>
      <text:p text:style-name="P363">SELECT P.Nome, COUNT(*) AS Pedidos</text:p>
      <text:p text:style-name="P364">FROM CompraProduto CP, Produto P</text:p>
      <text:p text:style-name="P365">WHERE CP.CodProduto = P.Codigo</text:p>
      <text:p text:style-name="P366">GROUP BY CP.CodProduto, P.Nome;</text:p>
      <text:p text:style-name="P367"/>
      <text:p text:style-name="P368">2. Essa visão auxilia na recuperação do tamanho de roupa mais vendido a clientes.</text:p>
      <text:p text:style-name="P369"/>
      <text:p text:style-name="P370">CREATE VIEW TamanhosVisao AS</text:p>
      <text:p text:style-name="P371">SELECT P.Tamanho, COUNT(*) AS Vendidos</text:p>
      <text:p text:style-name="P372">FROM VendaProduto VP, Produto P</text:p>
      <text:p text:style-name="P373">WHERE VP.CodProduto = P.Codigo</text:p>
      <text:p text:style-name="P374">GROUP BY P.Tamanho</text:p>
      <text:p text:style-name="P375"/>
      <text:p text:style-name="P376">3. Essa visão auxilia na recuperação do fornecedor que o estabelecimento compra mais</text:p>
      <text:p text:style-name="P377">CREATE VIEW<text:s/>FornecedoresVisao AS</text:p>
      <text:p text:style-name="P378">SELECT F.CNPJ, F.NOME, COUNT(*) AS Pedidos</text:p>
      <text:p text:style-name="P379">FROM Fornecedor F, Compra C</text:p>
      <text:p text:style-name="P380">WHERE F.CNPJ = C.Fornecedor</text:p>
      <text:soft-page-break/>
      <text:p text:style-name="P381">GROUP BY F.CNPJ, F.Nome</text:p>
      <text:p text:style-name="P382"/>
      <text:p text:style-name="P383">4. Essa visão auxilia na recuperação do vendedor que atende em mais vendas.</text:p>
      <text:p text:style-name="P384">CREATE VIEW VendedorVisao AS</text:p>
      <text:p text:style-name="P385">SELECT<text:s/>F.CPFPessoa, F.Nome, COUNT(*) AS Vendas</text:p>
      <text:p text:style-name="P386">FROM Funcionario F, Venda V</text:p>
      <text:p text:style-name="P387">WHERE F.CPFPessoa = V.Funcionario AND F.Cargo = ‘Vendedor’</text:p>
      <text:p text:style-name="P388">GROUP BY F.CPFPessoa, F.Nome</text:p>
      <text:p text:style-name="P389"><text:s/></text:p>
      <text:p text:style-name="P390">Procedimentos Armazenados</text:p>
      <text:p text:style-name="P391"/>
      <text:p text:style-name="P392">Consultas</text:p>
      <text:p text:style-name="P393">1. Recuperar valor de cada produto se a loja toda<text:s/>declarar desconto de 20%.</text:p>
      <text:p text:style-name="P394"><text:tab/></text:p>
      <text:p text:style-name="P395">SELECT Nome, PreçoVenda * 0.80 AS PreçoDisconto</text:p>
      <text:p text:style-name="P396"><text:tab/>FROM Produto</text:p>
      <text:p text:style-name="P397"/>
      <text:p text:style-name="P398">2. Recuperar e-mail dos clientes atendidos por Milena.</text:p>
      <text:p text:style-name="P399"/>
      <text:p text:style-name="P400"><text:tab/>SELECT C.e-mail</text:p>
      <text:p text:style-name="P401"><text:tab/>FROM Cliente C, Venda V</text:p>
      <text:p text:style-name="P402"><text:tab/>WHERE C.CPFPessoa = V.Cliente AND V.Funcionario = ‘Milena’</text:p>
      <text:p text:style-name="P403"/>
      <text:p text:style-name="P404">3. Recuperar<text:s/>o nome<text:s/>de clientes que pagaram com cartão em pelo menos duas parcelas.</text:p>
      <text:p text:style-name="P405"/>
      <text:p text:style-name="P406"><text:tab/>SELECT C.Nome</text:p>
      <text:p text:style-name="P407"><text:tab/>FROM VendaCartao VC, Venda V, Cliente C</text:p>
      <text:p text:style-name="P408">WHERE VC.CodVenda = V.CodVenda AND V.Cliente = C.CPFPessoa AND VC.NumParcelas &gt;= 2</text:p>
      <text:p text:style-name="P409"/>
      <text:p text:style-name="P410">4. Recuperar nome de todos os funcionários que começam com a letra T.</text:p>
      <text:p text:style-name="P411"/>
      <text:p text:style-name="P412"><text:tab/>SELECT Nome</text:p>
      <text:p text:style-name="P413"><text:tab/>FROM Funcionario</text:p>
      <text:p text:style-name="Standard"><text:span text:style-name="T414"><text:tab/></text:span><text:span text:style-name="T415">WHERE Nome LIKE ‘T%’</text:span></text:p>
      <text:p text:style-name="P416"/>
      <text:p text:style-name="P417">5. Recuperar nome dos clientes que usaram cartão da Visa.</text:p>
      <text:p text:style-name="P418"/>
      <text:p text:style-name="P419"><text:tab/>SELECT<text:s/></text:p>
      <text:p text:style-name="P420"/>
      <text:p text:style-name="P421">6. Recuperar telefone de todos os fornecedores que venderam acima de 10 produtos para a loja.</text:p>
      <text:p text:style-name="P422"/>
      <text:p text:style-name="P423"><text:tab/>SELECT<text:s/>Telefone</text:p>
      <text:p text:style-name="P424"><text:tab/>FROM Compra C, Fornecedor F</text:p>
      <text:p text:style-name="P425"><text:tab/>WHERE F.CNPJ = C.Fornecedor AND C.Quantidade &gt; 10</text:p>
      <text:p text:style-name="P426"/>
      <text:p text:style-name="P427">Gatilhos</text:p>
      <text:p text:style-name="P428"/>
      <text:p text:style-name="P429"/>
      <text:p text:style-name="P430"/>
      <text:p text:style-name="P431"/>
      <text:p text:style-name="P432"/>
      <text:p text:style-name="P433"/>
      <text:p text:style-name="P4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body" style:display-name="Text body" style:family="paragraph" style:parent-style-name="Standard">
      <style:paragraph-properties fo:margin-bottom="0.1965in" fo:line-height="120%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duardo lucas</dc:creator>
    <meta:creation-date>2018-09-13T22:03:00Z</meta:creation-date>
    <dc:date>2018-09-14T19:58:00Z</dc:date>
    <meta:template xlink:href="Normal" xlink:type="simple"/>
    <meta:editing-cycles>140</meta:editing-cycles>
    <meta:editing-duration>PT148440S</meta:editing-duration>
    <meta:document-statistic meta:page-count="9" meta:paragraph-count="31" meta:word-count="2492" meta:character-count="15919" meta:row-count="112" meta:non-whitespace-character-count="13458"/>
  </office:meta>
</office:document-meta>
</file>